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058cm"/>
    </style:style>
    <style:style style:name="co2" style:family="table-column">
      <style:table-column-properties fo:break-before="auto" style:column-width="0.557cm"/>
    </style:style>
    <style:style style:name="co3" style:family="table-column">
      <style:table-column-properties fo:break-before="auto" style:column-width="0.3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935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justify"/>
      <style:text-properties fo:font-size="8pt" style:font-size-asian="8pt" style:font-size-complex="8pt" fo:hyphenate="false"/>
    </style:style>
    <style:style style:name="ce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justify"/>
      <style:text-properties fo:font-size="8pt" style:font-size-asian="8pt" style:font-size-complex="8pt" fo:hyphenate="false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justify"/>
      <style:text-properties fo:font-size="8pt" style:font-size-asian="8pt" style:font-size-complex="8pt" fo:hyphenate="false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justify"/>
      <style:text-properties fo:font-size="8pt" style:font-size-asian="8pt" style:font-size-complex="8pt" fo:hyphenate="fals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fals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 fo:hyphenate="fals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font-size="8pt" style:font-size-asian="8pt" style:font-size-complex="8pt" fo:hyphenate="false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 fo:hyphenate="false"/>
    </style:style>
    <style:style style:name="ce9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 fo:hyphenate="false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 fo:hyphenate="fals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 fo:hyphenate="false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justify"/>
      <style:text-properties fo:font-size="8pt" style:font-size-asian="8pt" style:font-size-complex="8pt" fo:hyphenate="false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 fo:hyphenate="false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7"/>
        <table:table-column table:style-name="co1" table:default-cell-style-name="ce7"/>
        <table:table-column table:style-name="co2" table:default-cell-style-name="ce12"/>
        <table:table-column table:style-name="co3" table:default-cell-style-name="ce7"/>
        <table:table-column table:style-name="co4" table:number-columns-repeated="1018" table:default-cell-style-name="ce7"/>
        <table:table-row table:style-name="ro1">
          <table:table-cell table:style-name="ce1" office:value-type="string" calcext:value-type="string">
            <text:p>Me gusta recibir notas de afirmación</text:p>
          </table:table-cell>
          <table:table-cell table:style-name="ce8" office:value-type="string" calcext:value-type="string">
            <text:p>A</text:p>
          </table:table-cell>
          <table:table-cell/>
          <table:table-cell table:style-name="ce3" office:value-type="string" calcext:value-type="string">
            <text:p>Me gusta que cuando los amigos y seres queridos pasen a mi lado, me toquen </text:p>
          </table:table-cell>
          <table:table-cell table:style-name="ce10"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 gusta que me abracen </text:p>
          </table:table-cell>
          <table:table-cell table:style-name="ce9" office:value-type="string" calcext:value-type="string">
            <text:p>E</text:p>
          </table:table-cell>
          <table:table-cell/>
          <table:table-cell table:style-name="ce4" office:value-type="string" calcext:value-type="string">
            <text:p>Me gusta cuando la gente me escucha y muestra un interés genuino por lo que estoy diciendo. </text:p>
          </table:table-cell>
          <table:table-cell table:style-name="ce1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 gusta pasar tiempo a solas con una persona especial para mi </text:p>
          </table:table-cell>
          <table:table-cell table:style-name="ce10" office:value-type="string" calcext:value-type="string">
            <text:p>B</text:p>
          </table:table-cell>
          <table:table-cell/>
          <table:table-cell table:style-name="ce1" office:value-type="string" calcext:value-type="string">
            <text:p>Me siento amado cuando los amigos y seres queridos me ayudan con trabajos o proyectos </text:p>
          </table:table-cell>
          <table:table-cell table:style-name="ce8"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e siento amado cuando alguien me da ayuda práctica 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2" office:value-type="string" calcext:value-type="string">
            <text:p>A decir verdad, disfruto al recibir regalos de amigos y seres queridos </text:p>
          </table:table-cell>
          <table:table-cell table:style-name="ce9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 gusta cuando la gente me hace regalos </text:p>
          </table:table-cell>
          <table:table-cell table:style-name="ce8" office:value-type="string" calcext:value-type="string">
            <text:p>C</text:p>
          </table:table-cell>
          <table:table-cell/>
          <table:table-cell table:style-name="ce3" office:value-type="string" calcext:value-type="string">
            <text:p>Me gusta que la gente elogie mi aspecto </text:p>
          </table:table-cell>
          <table:table-cell table:style-name="ce10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 gustan las visitas sin prisa con amigos y seres queridos. </text:p>
          </table:table-cell>
          <table:table-cell table:style-name="ce9" office:value-type="string" calcext:value-type="string">
            <text:p>B</text:p>
          </table:table-cell>
          <table:table-cell/>
          <table:table-cell table:style-name="ce4" office:value-type="string" calcext:value-type="string">
            <text:p>Me siento querido cuando la gente se toma tiempo para comprender mis sentimientos </text:p>
          </table:table-cell>
          <table:table-cell table:style-name="ce1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 siento querido cuando la gente hace cosas para ayudarme </text:p>
          </table:table-cell>
          <table:table-cell table:style-name="ce10" office:value-type="string" calcext:value-type="string">
            <text:p>D</text:p>
          </table:table-cell>
          <table:table-cell/>
          <table:table-cell table:style-name="ce1" office:value-type="string" calcext:value-type="string">
            <text:p>Me siento seguro cuando una persona especial me toca </text:p>
          </table:table-cell>
          <table:table-cell table:style-name="ce8"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e siento querido cuando la gente me toca 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2" office:value-type="string" calcext:value-type="string">
            <text:p>Los actos de servicio hacen que me sienta querido </text:p>
          </table:table-cell>
          <table:table-cell table:style-name="ce9"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 siento querido cuando alguien que amo o admiro me rodea con su brazo </text:p>
          </table:table-cell>
          <table:table-cell table:style-name="ce8" office:value-type="string" calcext:value-type="string">
            <text:p>E</text:p>
          </table:table-cell>
          <table:table-cell/>
          <table:table-cell table:style-name="ce3" office:value-type="string" calcext:value-type="string">
            <text:p>Agradezco las muchas cosas que las personas especiales hacen por mi </text:p>
          </table:table-cell>
          <table:table-cell table:style-name="ce10"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 siento querido cuando recibo un regalo de alguien que amo o admiro </text:p>
          </table:table-cell>
          <table:table-cell table:style-name="ce9" office:value-type="string" calcext:value-type="string">
            <text:p>C</text:p>
          </table:table-cell>
          <table:table-cell/>
          <table:table-cell table:style-name="ce4" office:value-type="string" calcext:value-type="string">
            <text:p>Me gusta recibir regalos que me hacen las personas especiales </text:p>
          </table:table-cell>
          <table:table-cell table:style-name="ce1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 gusta ir a lugares con amigos y seres queridos </text:p>
          </table:table-cell>
          <table:table-cell table:style-name="ce10" office:value-type="string" calcext:value-type="string">
            <text:p>B</text:p>
          </table:table-cell>
          <table:table-cell/>
          <table:table-cell table:style-name="ce1" office:value-type="string" calcext:value-type="string">
            <text:p>En realidad, me gusta el sentimiento que obtengo cuando alguien me presta su total atención </text:p>
          </table:table-cell>
          <table:table-cell table:style-name="ce8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e gusta dar un apretón de manos o chocarlas con gente especial para mí. 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2" office:value-type="string" calcext:value-type="string">
            <text:p>Me gusta recibir regalos que me hacen las personas especiales </text:p>
          </table:table-cell>
          <table:table-cell table:style-name="ce9"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s símbolos visibles de amor (regalos) son muy importantes para mi </text:p>
          </table:table-cell>
          <table:table-cell table:style-name="ce8" office:value-type="string" calcext:value-type="string">
            <text:p>C</text:p>
          </table:table-cell>
          <table:table-cell/>
          <table:table-cell table:style-name="ce3" office:value-type="string" calcext:value-type="string">
            <text:p>Me siento querido cuando una persona celebra mi cumpleaños con un regalo </text:p>
          </table:table-cell>
          <table:table-cell table:style-name="ce10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 siento querido cuando la gente me da afirmación </text:p>
          </table:table-cell>
          <table:table-cell table:style-name="ce9" office:value-type="string" calcext:value-type="string">
            <text:p>A</text:p>
          </table:table-cell>
          <table:table-cell/>
          <table:table-cell table:style-name="ce4" office:value-type="string" calcext:value-type="string">
            <text:p>Me siento querido cuando una persona celebra mi cumpleaños con palabras significativas </text:p>
          </table:table-cell>
          <table:table-cell table:style-name="ce11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 gusta sentarme cerca de personas cuya compañía disfruto </text:p>
          </table:table-cell>
          <table:table-cell table:style-name="ce10" office:value-type="string" calcext:value-type="string">
            <text:p>E</text:p>
          </table:table-cell>
          <table:table-cell/>
          <table:table-cell table:style-name="ce1" office:value-type="string" calcext:value-type="string">
            <text:p>Sé que una persona piensa en mí cuando me hacen un regalo </text:p>
          </table:table-cell>
          <table:table-cell table:style-name="ce8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e gusta que la gente me diga que soy atractivo o guapo 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2" office:value-type="string" calcext:value-type="string">
            <text:p>Me siento querido cuando una persona me ayuda con mis tareas </text:p>
          </table:table-cell>
          <table:table-cell table:style-name="ce9"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 gusta pasar tiempo con amigos y seres queridos </text:p>
          </table:table-cell>
          <table:table-cell table:style-name="ce8" office:value-type="string" calcext:value-type="string">
            <text:p>B</text:p>
          </table:table-cell>
          <table:table-cell/>
          <table:table-cell table:style-name="ce3" office:value-type="string" calcext:value-type="string">
            <text:p>Agradezco cuando alguien escucha con paciencia y no me interrumpe </text:p>
          </table:table-cell>
          <table:table-cell table:style-name="ce10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 gusta recibir pequeños regalos de amigos y seres queridos </text:p>
          </table:table-cell>
          <table:table-cell table:style-name="ce9" office:value-type="string" calcext:value-type="string">
            <text:p>C</text:p>
          </table:table-cell>
          <table:table-cell/>
          <table:table-cell table:style-name="ce4" office:value-type="string" calcext:value-type="string">
            <text:p>Agradezco cuando alguien recuerda las fechas especiales con un regalo </text:p>
          </table:table-cell>
          <table:table-cell table:style-name="ce11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as palabras de aceptación son importantes para mi. </text:p>
          </table:table-cell>
          <table:table-cell table:style-name="ce10" office:value-type="string" calcext:value-type="string">
            <text:p>A</text:p>
          </table:table-cell>
          <table:table-cell/>
          <table:table-cell table:style-name="ce1" office:value-type="string" calcext:value-type="string">
            <text:p>Me gusta saber que mis seres queridos se preocupan lo suficiente para ayudarme con mis tareas diarias.</text:p>
          </table:table-cell>
          <table:table-cell table:style-name="ce8"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é que alguien me quiere cuando me ayuda. 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2" office:value-type="string" calcext:value-type="string">
            <text:p>Disfruto de los viajes largos con alguien que sea especial para mí. </text:p>
          </table:table-cell>
          <table:table-cell table:style-name="ce9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 gusta estar con amigos, seres queridos y hacer cosas a su lado</text:p>
          </table:table-cell>
          <table:table-cell table:style-name="ce8" office:value-type="string" calcext:value-type="string">
            <text:p>B</text:p>
          </table:table-cell>
          <table:table-cell/>
          <table:table-cell table:style-name="ce3" office:value-type="string" calcext:value-type="string">
            <text:p>Disfruto cuando beso a personas con las que me siento cerca o cuando me besan a mi</text:p>
          </table:table-cell>
          <table:table-cell table:style-name="ce10"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 gusta cuando me dicen palabras amables</text:p>
          </table:table-cell>
          <table:table-cell table:style-name="ce9" office:value-type="string" calcext:value-type="string">
            <text:p>A</text:p>
          </table:table-cell>
          <table:table-cell/>
          <table:table-cell table:style-name="ce4" office:value-type="string" calcext:value-type="string">
            <text:p>Me emociona recibir un regalo hecho sin ninguna razón especial</text:p>
          </table:table-cell>
          <table:table-cell table:style-name="ce1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 que alguien hace me afecta más que lo que dice </text:p>
          </table:table-cell>
          <table:table-cell table:style-name="ce10" office:value-type="string" calcext:value-type="string">
            <text:p>D</text:p>
          </table:table-cell>
          <table:table-cell/>
          <table:table-cell table:style-name="ce1" office:value-type="string" calcext:value-type="string">
            <text:p>Me gusta que me digan que soy apreciado </text:p>
          </table:table-cell>
          <table:table-cell table:style-name="ce8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s abrazos me hacen sentir conectado y valorado 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2" office:value-type="string" calcext:value-type="string">
            <text:p>Me gusta que una persona me mire mientras hablamos </text:p>
          </table:table-cell>
          <table:table-cell table:style-name="ce9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aloro el elogio e intento evitar la crítica </text:p>
          </table:table-cell>
          <table:table-cell table:style-name="ce8" office:value-type="string" calcext:value-type="string">
            <text:p>A</text:p>
          </table:table-cell>
          <table:table-cell/>
          <table:table-cell table:style-name="ce3" office:value-type="string" calcext:value-type="string">
            <text:p>Los regalos de un amigo o ser querido siempre son especiales para mi </text:p>
          </table:table-cell>
          <table:table-cell table:style-name="ce10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rios regalos pequeños significan más para mí que un regalo grande </text:p>
          </table:table-cell>
          <table:table-cell table:style-name="ce9" office:value-type="string" calcext:value-type="string">
            <text:p>C</text:p>
          </table:table-cell>
          <table:table-cell/>
          <table:table-cell table:style-name="ce4" office:value-type="string" calcext:value-type="string">
            <text:p>Me siento bien cuando un amigo o ser querido me toca </text:p>
          </table:table-cell>
          <table:table-cell table:style-name="ce11" office:value-type="string" calcext:value-type="string">
            <text:p>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e siento cercano a alguien cuando hablamos o hacemos algo juntos. </text:p>
          </table:table-cell>
          <table:table-cell table:style-name="ce10" office:value-type="string" calcext:value-type="string">
            <text:p>B</text:p>
          </table:table-cell>
          <table:table-cell/>
          <table:table-cell table:style-name="ce1" office:value-type="string" calcext:value-type="string">
            <text:p>Me siento querido cuando una persona hace con entusiasmo alguna tarea que le he pedido que haga</text:p>
          </table:table-cell>
          <table:table-cell table:style-name="ce8"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e siento más cercano a los amigos y seres queridos cuando me tocan a menudo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2" office:value-type="string" calcext:value-type="string">
            <text:p>Me siento querido cuando me dicen lo mucho que me aprecian </text:p>
          </table:table-cell>
          <table:table-cell table:style-name="ce9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 gusta que la gente elogie mis logros </text:p>
          </table:table-cell>
          <table:table-cell table:style-name="ce8" office:value-type="string" calcext:value-type="string">
            <text:p>A</text:p>
          </table:table-cell>
          <table:table-cell/>
          <table:table-cell table:style-name="ce3" office:value-type="string" calcext:value-type="string">
            <text:p>Necesito que me toquen cada día </text:p>
          </table:table-cell>
          <table:table-cell table:style-name="ce10"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é que la gente me quiere cuando hacen cosas para mi que no les gustan </text:p>
          </table:table-cell>
          <table:table-cell table:style-name="ce9" office:value-type="string" calcext:value-type="string">
            <text:p>D</text:p>
          </table:table-cell>
          <table:table-cell/>
          <table:table-cell table:style-name="ce13" office:value-type="string" calcext:value-type="string">
            <text:p>Necesito palabras de afirmación cada día. </text:p>
          </table:table-cell>
          <table:table-cell table:style-name="ce14" office:value-type="string" calcext:value-type="string">
            <text:p>A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 table:number-columns-spanned="5" table:number-rows-spanned="1">
            <text:p>A:_______________ B:_______________ C:_______________ D:_______________ E:_______________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5" table:number-rows-spanned="1">
            <text:p>A: Palabras de Afirmacion B: Tiempo de Calidad C: Recibir Regalos D: Actos de Servicio E: Contacto Fisico</text:p>
          </table:table-cell>
          <table:covered-table-cell table:number-columns-repeated="4"/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13:18:28.616796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1:54:26.901056131</meta:creation-date>
    <dc:date>2014-07-03T16:02:03.217620628</dc:date>
    <meta:editing-duration>PT2H32M37S</meta:editing-duration>
    <meta:editing-cycles>3</meta:editing-cycles>
    <meta:generator>LibreOffice/4.2.4.2$Linux_x86 LibreOffice_project/420m0$Build-2</meta:generator>
    <meta:document-statistic meta:table-count="1" meta:cell-count="122" meta:object-count="0"/>
  </office:meta>
</office:document-meta>
</file>